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Mapping.initRouterFun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Mapping.setMessageReaders( List &lt; HttpMessageRead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outerFunctionMapping.routerFun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uterFunctionMapping.getHandlerInternal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outerFunctionMapping.logRouterFunctions( List &lt; RouterFunction &lt; ? &gt; &gt; routerFunc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outerFunctionMapping.get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RouterFunctionMapping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Mapping.RouterFunc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uterFunctionMapping.setAttributes( Map &lt; String , Object &gt; attributes , ServerRequest serverRequest , HandlerFunction &lt; ? &gt; handlerFun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